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ackground-color="#A9D08E"/>
    </style:style>
    <style:style style:name="ce12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fo:background-color="#9BC2E6"/>
    </style:style>
    <style:style style:name="ce15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BDD7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A6"/>
    </style:style>
    <style:style style:name="ce21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26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729FCF"/>
    </style:style>
    <style:style style:name="ce28" style:family="table-cell" style:parent-style-name="Default" style:data-style-name="N0">
      <style:table-cell-properties fo:border="thin solid #000000" style:vertical-align="middle" fo:background-color="#BDD7E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DD7E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B4C6E7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7DCD96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DCD96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729FCF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7DCD96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729FCF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29FCF"/>
    </style:style>
    <style:style style:name="ce38" style:family="table-cell" style:parent-style-name="Default" style:data-style-name="N0">
      <style:table-cell-properties fo:border="thin solid #000000" fo:background-color="#7DCD96"/>
    </style:style>
    <style:style style:name="ce39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fo:background-color="#729FCF"/>
    </style:style>
    <style:style style:name="ce41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BDD7E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ackground-color="#BDD7EE"/>
    </style:style>
    <style:style style:name="ce49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middle" fo:wrap-option="wrap" fo:background-color="#BDD7EE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7.27604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9.181041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3.81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5.23875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9.71020833333333cm"/>
    </style:style>
    <style:style style:name="co15" style:family="table-column">
      <style:table-column-properties fo:break-before="auto" style:column-width="1.29645833333333cm" style:use-optimal-column-width="true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1.64041666666667cm" style:use-optimal-column-width="true"/>
    </style:style>
    <style:style style:name="co18" style:family="table-column">
      <style:table-column-properties fo:break-before="auto" style:column-width="1.45520833333333cm" style:use-optimal-column-width="true"/>
    </style:style>
    <style:style style:name="co19" style:family="table-column">
      <style:table-column-properties fo:break-before="auto" style:column-width="3.04270833333333cm" style:use-optimal-column-width="true"/>
    </style:style>
    <style:style style:name="co20" style:family="table-column">
      <style:table-column-properties fo:break-before="auto" style:column-width="3.75708333333333cm" style:use-optimal-column-width="true"/>
    </style:style>
    <style:style style:name="co21" style:family="table-column">
      <style:table-column-properties fo:break-before="auto" style:column-width="1.905cm" style:use-optimal-column-width="true"/>
    </style:style>
    <style:style style:name="co22" style:family="table-column">
      <style:table-column-properties fo:break-before="auto" style:column-width="3.91583333333333cm" style:use-optimal-column-width="true"/>
    </style:style>
    <style:style style:name="co23" style:family="table-column">
      <style:table-column-properties fo:break-before="auto" style:column-width="4.33916666666667cm" style:use-optimal-column-width="true"/>
    </style:style>
    <style:style style:name="co24" style:family="table-column">
      <style:table-column-properties fo:break-before="auto" style:column-width="3.04270833333333cm"/>
    </style:style>
    <style:style style:name="co25" style:family="table-column">
      <style:table-column-properties fo:break-before="auto" style:column-width="3.413125cm" style:use-optimal-column-width="true"/>
    </style:style>
    <style:style style:name="co26" style:family="table-column">
      <style:table-column-properties fo:break-before="auto" style:column-width="2.80458333333333cm" style:use-optimal-column-width="true"/>
    </style:style>
    <style:style style:name="co27" style:family="table-column">
      <style:table-column-properties fo:break-before="auto" style:column-width="3.28083333333333cm" style:use-optimal-column-width="true"/>
    </style:style>
    <style:style style:name="co28" style:family="table-column">
      <style:table-column-properties fo:break-before="auto" style:column-width="3.095625cm"/>
    </style:style>
    <style:style style:name="co29" style:family="table-column">
      <style:table-column-properties fo:break-before="auto" style:column-width="3.91583333333333cm"/>
    </style:style>
    <style:style style:name="co30" style:family="table-column">
      <style:table-column-properties fo:break-before="auto" style:column-width="3.14854166666667cm" style:use-optimal-column-width="true"/>
    </style:style>
    <style:style style:name="co31" style:family="table-column">
      <style:table-column-properties fo:break-before="auto" style:column-width="4.048125cm"/>
    </style:style>
    <style:style style:name="co32" style:family="table-column">
      <style:table-column-properties fo:break-before="auto" style:column-width="4.02166666666667cm"/>
    </style:style>
    <style:style style:name="co33" style:family="table-column">
      <style:table-column-properties fo:break-before="auto" style:column-width="4.94770833333333cm"/>
    </style:style>
    <style:style style:name="co34" style:family="table-column">
      <style:table-column-properties fo:break-before="auto" style:column-width="3.54541666666667cm"/>
    </style:style>
    <style:style style:name="co35" style:family="table-column">
      <style:table-column-properties fo:break-before="auto" style:column-width="3.254375cm"/>
    </style:style>
    <style:style style:name="co36" style:family="table-column">
      <style:table-column-properties fo:break-before="auto" style:column-width="3.38666666666667cm"/>
    </style:style>
    <style:style style:name="co37" style:family="table-column">
      <style:table-column-properties fo:break-before="auto" style:column-width="5.000625cm"/>
    </style:style>
    <style:style style:name="co38" style:family="table-column">
      <style:table-column-properties fo:break-before="auto" style:column-width="3.12208333333333cm"/>
    </style:style>
    <style:style style:name="co39" style:family="table-column">
      <style:table-column-properties fo:break-before="auto" style:column-width="2.778125cm"/>
    </style:style>
    <style:style style:name="co40" style:family="table-column">
      <style:table-column-properties fo:break-before="auto" style:column-width="5.58270833333333cm"/>
    </style:style>
    <style:style style:name="co41" style:family="table-column">
      <style:table-column-properties fo:break-before="auto" style:column-width="1.61395833333333cm" style:use-optimal-column-width="true"/>
    </style:style>
    <style:style style:name="co42" style:family="table-column">
      <style:table-column-properties fo:break-before="auto" style:column-width="5.635625cm"/>
    </style:style>
    <style:style style:name="co43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04.5pt" style:use-optimal-row-height="fals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48pt" style:use-optimal-row-height="true" fo:break-before="auto"/>
    </style:style>
    <style:style style:name="ro9" style:family="table-row">
      <style:table-row-properties style:row-height="80pt" style:use-optimal-row-height="true" fo:break-before="auto"/>
    </style:style>
    <style:style style:name="ro10" style:family="table-row">
      <style:table-row-properties style:row-height="64pt" style:use-optimal-row-height="true" fo:break-before="auto"/>
    </style:style>
    <style:style style:name="ro1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7">
            <text:p>Número y ubicación de los archivos de control</text:p>
          </table:table-cell>
          <table:table-cell office:value-type="string" table:style-name="ce1">
            <text:p>/u11/app/oracle/oradata/KERAPROY/control01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2/app/oracle/oradata/KERAPROY/control02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3/app/oracle/oradata/KERAPROY/control03.ct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ropuestas de grupos de REDO</text:p>
          </table:table-cell>
          <table:table-cell office:value-type="string" table:style-name="ce4">
            <text:p>logfile group 1 (</text:p>
            <text:p>'/u11/app/oracle/oradata/KERAPROY/redo01a.log’,</text:p>
            <text:p>'/u12/app/oracle/oradata/KERAPROY/redo01b.log’,</text:p>
            <text:p>'/u13/app/oracle/oradata/KERAPROY/redo01c.log’</text:p>
            <text:p>) size 150m blocksize 512,</text:p>
            <text:p>group 2 (</text:p>
            <text:p>'/u11/app/oracle/oradata/KERAPROY/redo02a.log’,</text:p>
            <text:p>'/u12/app/oracle/oradata/KERAPROY/redo02b.log’,</text:p>
            <text:p>'/u13/app/oracle/oradata/KERAPROY/redo02c.log’</text:p>
            <text:p>) size 150m blocksize 512,</text:p>
            <text:p>group 3 (</text:p>
            <text:p>'/u11/app/oracle/oradata/KERAPROY/redo03a.log’,</text:p>
            <text:p>'/u12/app/oracle/oradata/KERAPROY/redo03b.log’,</text:p>
            <text:p>'/u13/app/oracle/oradata/KERAPROY/redo03c.log’</text:p>
            <text:p>) size 150m blocksize 512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Propuesta de juego de caracteres</text:p>
          </table:table-cell>
          <table:table-cell office:value-type="string" table:style-name="ce1">
            <text:p>Character set ALT32UTF8</text:p>
            <text:p>National character set AL16UTF6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Tamaño del bloque de datos</text:p>
          </table:table-cell>
          <table:table-cell office:value-type="string" table:style-name="ce1">
            <text:p>8192 bytes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Lista de parámetros que serán configurados al crear la base de datos</text:p>
          </table:table-cell>
          <table:table-cell office:value-type="string" table:style-name="ce4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Archivo de passwords</text:p>
          </table:table-cell>
          <table:table-cell office:value-type="string" table:style-name="ce4">
            <text:p>SYS=systemgym</text:p>
            <text:p>SYSBACKUP=systemgym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8">
            <text:p>Nombre del módulo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Usuario</text:p>
          </table:table-cell>
          <table:table-cell table:number-columns-repeated="16381"/>
        </table:table-row>
        <table:table-row table:style-name="ro8">
          <table:table-cell office:value-type="string" table:style-name="ce9">
            <text:p>INFO_GIM</text:p>
          </table:table-cell>
          <table:table-cell office:value-type="string" table:style-name="ce10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9">
            <text:p>admin_gym</text:p>
          </table:table-cell>
          <table:table-cell table:number-columns-repeated="16381"/>
        </table:table-row>
        <table:table-row table:style-name="ro6">
          <table:table-cell office:value-type="string" table:style-name="ce9">
            <text:p>USERS</text:p>
          </table:table-cell>
          <table:table-cell office:value-type="string" table:style-name="ce10">
            <text:p>En este módulo se almacena la información de los clientes, así como las sesiones que toman y los expedientes que generen.</text:p>
          </table:table-cell>
          <table:table-cell office:value-type="string" table:style-name="ce9">
            <text:p>user_gym</text:p>
          </table:table-cell>
          <table:table-cell table:number-columns-repeated="16381"/>
        </table:table-row>
        <table:table-row table:number-rows-repeated="1048573" table:style-name="ro7">
          <table:table-cell table:number-columns-repeated="16384"/>
        </table:table-row>
      </table:table>
      <table:table table:name="diseño_logic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YM_MATERIAL_MULTIMEDI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EMPLEAD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ADMINISTRA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_EMPLEADO</text:p>
          </table:table-cell>
          <table:table-cell office:value-type="string" table:style-name="ce12">
            <text:p>INFO_GYM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11">
            <text:p>SAL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URL_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ALA_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POSI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HISTORICO_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LIENTE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REDENCIAL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SESION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EXPEDIENTE_CLIENTE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SENSOR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CALORIAS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7"/>
        <table:table-column table:style-name="co12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índice</text:p>
          </table:table-cell>
          <table:table-cell office:value-type="string" table:style-name="ce8">
            <text:p>Tipo</text:p>
          </table:table-cell>
          <table:table-cell office:value-type="string" table:style-name="ce8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ERENTE DEL GIMNASIO<text:s/>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YM_MATERIAL_MULTIMEDIA</text:p>
          </table:table-cell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YM_MATERIAL_MULTIMEDIA</text:p>
          </table:table-cell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MPLEADO</text:p>
          </table:table-cell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ADMINISTRATIVO</text:p>
          </table:table-cell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INSTRUCTOR</text:p>
          </table:table-cell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_EMPLEADO</text:p>
          </table:table-cell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AL EMPLEADO QUE TRABAJA EN DICHO GIMNASI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IMNASIO DONDE TRABAJA EL EMPLEAD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URL_INSTRUCTOR</text:p>
          </table:table-cell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URL_INSTRUCTOR</text:p>
          </table:table-cell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ALA_DISCIPLINA</text:p>
          </table:table-cell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CIPLINA</text:p>
          </table:table-cell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POSITIVO</text:p>
          </table:table-cell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DISPOSITIVO</text:p>
          </table:table-cell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STATUS ACTUAL DEL DISPOSITIVO (VIGENTE, OBSOLETO, AVERIADO, EN REPARACIÓN, FUERA DE USO)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DISPOSITIVO</text:p>
          </table:table-cell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TATUS_DISP</text:p>
          </table:table-cell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HISTORICO_STATUS_DISP</text:p>
          </table:table-cell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GUARDA EL STATUS DEL DISPOSITIVO EN FECHAS EN ESPECÍFIC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LIENTE</text:p>
          </table:table-cell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REDENCIAL</text:p>
          </table:table-cell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REDENCIAL</text:p>
          </table:table-cell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INSTRUCTOR DE LA SESIÓN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ESION</text:p>
          </table:table-cell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XPEDIENTE_CLIENTE</text:p>
          </table:table-cell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EXPEDIENTE_CLIENTE</text:p>
          </table:table-cell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ALORIAS</text:p>
          </table:table-cell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ALORIAS</text:p>
          </table:table-cell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S CALORIAS PERDIDAS EN DICHA SESIÓN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GYM_MATERIAL_MULTIMEDIA</text:p>
          </table:table-cell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ADMINISTRATIVO</text:p>
          </table:table-cell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DISCIPLINA</text:p>
          </table:table-cell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REDENCIAL</text:p>
          </table:table-cell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number-rows-repeated="1048503" table:style-name="ro7">
          <table:table-cell table:number-columns-repeated="1638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18">
            <text:p>Nombre del tablespace</text:p>
          </table:table-cell>
          <table:table-cell office:value-type="string" table:style-name="ce18">
            <text:p>Configuración</text:p>
          </table:table-cell>
          <table:table-cell table:style-name="ce1"/>
          <table:table-cell office:value-type="string" table:style-name="ce9">
            <text:p>Módulos</text:p>
          </table:table-cell>
          <table:table-cell table:number-columns-repeated="16380"/>
        </table:table-row>
        <table:table-row table:style-name="ro8">
          <table:table-cell office:value-type="string" table:style-name="ce19">
            <text:p>system</text:p>
          </table:table-cell>
          <table:table-cell office:value-type="string" table:style-name="ce20">
            <text:p>size 700m reuse autoextend on next 1024k maxsize unlimited</text:p>
            <text:p><text:span text:style-name="T1">'/u14/app/oracle/oradata/KERAPROY/system01.dbf’</text:span><text:span text:style-name="T1"/></text:p>
            <text:p/>
          </table:table-cell>
          <table:table-cell table:style-name="ce1"/>
          <table:table-cell office:value-type="string" table:style-name="ce21">
            <text:p>comune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sysaux</text:p>
          </table:table-cell>
          <table:table-cell office:value-type="string" table:style-name="ce20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22">
            <text:p>user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temptbs1</text:p>
          </table:table-cell>
          <table:table-cell office:value-type="string" table:style-name="ce20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23">
            <text:p>info_gym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undotbs1</text:p>
          </table:table-cell>
          <table:table-cell office:value-type="string" table:style-name="ce20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9">
            <text:p>blobtbs1</text:p>
          </table:table-cell>
          <table:table-cell office:value-type="string" table:style-name="ce20">
            <text:p>size 550m autoextend on next 5120k maxsize unlimited</text:p>
            <text:p>'/u14/app/oracle/oradata/KERAPROY/blob01.dbf’ segment space management auto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</text:p>
          </table:table-cell>
          <table:table-cell office:value-type="string" table:style-name="ce25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_idx</text:p>
          </table:table-cell>
          <table:table-cell office:value-type="string" table:style-name="ce25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26">
            <text:p>users</text:p>
          </table:table-cell>
          <table:table-cell office:value-type="string" table:style-name="ce27">
            <text:p>size 500m autoextend on maxsize unlimited</text:p>
            <text:p>'/u14/app/oracle/oradata/KERAPROY/users01.dbf’ segment space management auto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26">
            <text:p>users_idx</text:p>
          </table:table-cell>
          <table:table-cell office:value-type="string" table:style-name="ce27">
            <text:p>size 250m autoextend on maxsize unlimited</text:p>
            <text:p>'/u14/app/oracle/oradata/KERAPROY/users_idx01.dbf’ segment space management auto</text:p>
          </table:table-cell>
          <table:table-cell table:number-columns-repeated="16382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tablespaces_obj" table:style-name="ta2">
        <table:table-column table:style-name="co1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ce16"/>
        <table:table-column table:style-name="co18" table:default-cell-style-name="ce16"/>
        <table:table-column table:style-name="co3" table:number-columns-repeated="16379" table:default-cell-style-name="ce16"/>
        <table:table-row table:style-name="ro2">
          <table:table-cell office:value-type="string" table:style-name="ce28">
            <text:p>Nombre del tablespace</text:p>
          </table:table-cell>
          <table:table-cell office:value-type="string" table:style-name="ce28">
            <text:p>Objetivo/Beneficio</text:p>
          </table:table-cell>
          <table:table-cell office:value-type="string" table:style-name="ce29">
            <text:p>Tipo</text:p>
          </table:table-cell>
          <table:table-cell table:style-name="ce30"/>
          <table:table-cell office:value-type="string" table:style-name="ce31">
            <text:p>Módulo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INFO_GYM</text:p>
          </table:table-cell>
          <table:table-cell office:value-type="string" table:style-name="ce25">
            <text:p>Almacenar todos los datos de las tablas del módulo INFO_GYM,</text:p>
            <text:p>a excepción de los datos blob y los índices.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4">
            <text:p>USERS</text:p>
          </table:table-cell>
          <table:table-cell table:number-columns-repeated="16379"/>
        </table:table-row>
        <table:table-row table:style-name="ro8">
          <table:table-cell office:value-type="string" table:style-name="ce32">
            <text:p>INFO_GYM_IX</text:p>
          </table:table-cell>
          <table:table-cell office:value-type="string" table:style-name="ce25">
            <text:p>Almacenar todos los índices del modulo INFO_GYM, para distribuir la carga de trabajo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5">
            <text:p>INFO_GYM</text:p>
          </table:table-cell>
          <table:table-cell table:number-columns-repeated="16379"/>
        </table:table-row>
        <table:table-row table:style-name="ro10">
          <table:table-cell office:value-type="string" table:style-name="ce36">
            <text:p>USERS</text:p>
          </table:table-cell>
          <table:table-cell office:value-type="string" table:style-name="ce27">
            <text:p>Almacenar todos los datos de las tablas del módulo USERS, a excepción de los datos blob y sus índices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style-name="ro8">
          <table:table-cell office:value-type="string" table:style-name="ce36">
            <text:p>USERS_IX</text:p>
          </table:table-cell>
          <table:table-cell office:value-type="string" table:style-name="ce27">
            <text:p>Almacenar todos los índices del módulo USERS, para distribuir la carga de trabajo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number-rows-repeated="1048571" table:style-name="ro2">
          <table:table-cell table:number-columns-repeated="16384"/>
        </table:table-row>
      </table:table>
      <table:table table:name="tablespaces_tabla" table:style-name="ta1">
        <table:table-column table:style-name="co7" table:default-cell-style-name="ce1"/>
        <table:table-column table:style-name="co1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8">
            <text:p>Nombre de la tabla</text:p>
          </table:table-cell>
          <table:table-cell office:value-type="string" table:style-name="ce18">
            <text:p>Nombre del tablespace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YM_MATERIAL_MULTIMEDI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ADMINISTRA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_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URL_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_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POSI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HISTORICO_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REDENCIAL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SION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EXPEDIENTE_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NSOR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ALORIAS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tablespaces_indic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3" table:default-cell-style-name="ce1"/>
        <table:table-column table:style-name="co28" table:default-cell-style-name="ce1"/>
        <table:table-column table:style-name="co21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3" table:number-columns-repeated="16367" table:default-cell-style-name="ce1"/>
        <table:table-row table:style-name="ro2">
          <table:table-cell office:value-type="string" table:number-columns-spanned="5" table:number-rows-spanned="1" table:style-name="ce43">
            <text:p>INFO_GYM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4">
            <text:p>USERS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5">
            <text:p>COMUNE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GERENTE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REDENCIAL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PULG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YM_MATERIAL_MULTIMEDI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INDIC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NIQU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ANUL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ADMINISTRATIV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DI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PULG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EXPEDIENTE_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INDIC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NIQU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SENSOR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ANUL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DI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CALORIAS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CONTENID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URL_INSTRUCTOR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CERTIFICAD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ICON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REDENCIAL</text:p>
          </table:table-cell>
          <table:table-cell office:value-type="string" table:style-name="ce1">
            <text:p>CODIGO_BARR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DISPOSITIV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STATUS_ACTUAL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DURA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TOTAL_CALORI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HISTORICO_STATUS_DISP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VALOR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INVENTARIO_ID</text:p>
          </table:table-cell>
          <table:table-cell office:value-type="string" table:style-name="ce1">
            <text:p>INFO_GYM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AT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NUM_TRABAJADO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4" table:style-name="ro2">
          <table:table-cell table:number-columns-repeated="6"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9" table:style-name="ro2">
          <table:table-cell table:number-columns-repeated="7" table:style-name="ce1"/>
          <table:table-cell table:style-name="ce17"/>
          <table:table-cell table:number-columns-repeated="16376" table:style-name="ce1"/>
        </table:table-row>
        <table:table-row table:number-rows-repeated="25" table:style-name="ro2">
          <table:table-cell table:number-columns-repeated="7"/>
          <table:table-cell table:style-name="ce17"/>
          <table:table-cell table:number-columns-repeated="16376"/>
        </table:table-row>
        <table:table-row table:number-rows-repeated="1048503" table:style-name="ro7">
          <table:table-cell table:number-columns-repeated="16384"/>
        </table:table-row>
      </table:table>
      <table:table table:name="tablespaces_blob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6379" table:default-cell-style-name="ce1"/>
        <table:table-row table:style-name="ro11">
          <table:table-cell office:value-type="string" table:style-name="ce46">
            <text:p>Nombre de la columna CLOB/BLOB</text:p>
          </table:table-cell>
          <table:table-cell office:value-type="string" table:style-name="ce46">
            <text:p>Nombre del índice asociado a la columna CLOB/BLOB</text:p>
          </table:table-cell>
          <table:table-cell office:value-type="string" table:style-name="ce46">
            <text:p>Nombre de la tabla</text:p>
          </table:table-cell>
          <table:table-cell office:value-type="string" table:style-name="ce46">
            <text:p>Nombre del tablespace para la columna CLOB/BLOB</text:p>
          </table:table-cell>
          <table:table-cell office:value-type="string" table:style-name="ce46">
            <text:p>Nombre del tablespace para el índice de la columna CLOB/BLOB</text:p>
          </table:table-cell>
          <table:table-cell table:number-columns-repeated="3" table:style-name="ce47"/>
          <table:table-cell table:number-columns-repeated="16376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EMP_FOT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PULGAR</text:p>
          </table:table-cell>
          <table:table-cell office:value-type="string" table:style-name="ce1">
            <text:p>EMP_HI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INDICE</text:p>
          </table:table-cell>
          <table:table-cell office:value-type="string" table:style-name="ce1">
            <text:p>EMP_HI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NIQUE</text:p>
          </table:table-cell>
          <table:table-cell office:value-type="string" table:style-name="ce1">
            <text:p>EMP_HI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ANULAR</text:p>
          </table:table-cell>
          <table:table-cell office:value-type="string" table:style-name="ce1">
            <text:p>EMP_HI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DIO</text:p>
          </table:table-cell>
          <table:table-cell office:value-type="string" table:style-name="ce1">
            <text:p>EMP_HI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PULGAR</text:p>
          </table:table-cell>
          <table:table-cell office:value-type="string" table:style-name="ce1">
            <text:p>EMP_HD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INDICE</text:p>
          </table:table-cell>
          <table:table-cell office:value-type="string" table:style-name="ce1">
            <text:p>EMP_HD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NIQUE</text:p>
          </table:table-cell>
          <table:table-cell office:value-type="string" table:style-name="ce1">
            <text:p>EMP_HD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ANULAR</text:p>
          </table:table-cell>
          <table:table-cell office:value-type="string" table:style-name="ce1">
            <text:p>EMP_HD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DIO</text:p>
          </table:table-cell>
          <table:table-cell office:value-type="string" table:style-name="ce1">
            <text:p>EMP_HD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NTENIDO</text:p>
          </table:table-cell>
          <table:table-cell office:value-type="string" table:style-name="ce1">
            <text:p>GMM_CONTENIDO_IU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RTIFICADO</text:p>
          </table:table-cell>
          <table:table-cell office:value-type="string" table:style-name="ce1">
            <text:p>ADM_CERTIFICADO_IU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CONO</text:p>
          </table:table-cell>
          <table:table-cell office:value-type="string" table:style-name="ce1">
            <text:p>DIS_ICONO_IU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CLI_FOTO_IU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7">
          <table:table-cell table:number-columns-repeated="16384"/>
        </table:table-row>
      </table:table>
      <table:table table:name="respaldos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48">
            <text:p>Fecha y hora</text:p>
          </table:table-cell>
          <table:table-cell office:value-type="string" table:style-name="ce48">
            <text:p>Datos REDO producidos (MB)</text:p>
          </table:table-cell>
          <table:table-cell office:value-type="string" table:style-name="ce48">
            <text:p>Fecha de Respaldo</text:p>
          </table:table-cell>
          <table:table-cell office:value-type="string" table:style-name="ce48">
            <text:p>Tipo de backup</text:p>
          </table:table-cell>
          <table:table-cell office:value-type="string" table:style-name="ce48">
            <text:p>Espacio requerido por el backup</text:p>
          </table:table-cell>
          <table:table-cell table:number-columns-repeated="16379"/>
        </table:table-row>
        <table:table-row table:number-rows-repeated="1048575" table:style-name="ro7">
          <table:table-cell table:number-columns-repeated="16384"/>
        </table:table-row>
      </table:table>
      <table:table table:name="scripts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49">
            <text:p>Num. Script</text:p>
          </table:table-cell>
          <table:table-cell office:value-type="string" table:style-name="ce50">
            <text:p>Nombre del Script</text:p>
          </table:table-cell>
          <table:table-cell office:value-type="string" table:style-name="ce50">
            <text:p>Descripción</text:p>
          </table:table-cell>
          <table:table-cell table:number-columns-repeated="16381"/>
        </table:table-row>
        <table:table-row table:style-name="ro2">
          <table:table-cell office:value-type="float" office:value="1" table:style-name="ce51">
            <text:p>1</text:p>
          </table:table-cell>
          <table:table-cell office:value-type="string" table:style-name="ce1">
            <text:p>s-01-crea-pwd-param.sh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51">
            <text:p>2</text:p>
          </table:table-cell>
          <table:table-cell office:value-type="string" table:style-name="ce1">
            <text:p>s-02-crea-directorios.sh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51">
            <text:p>3</text:p>
          </table:table-cell>
          <table:table-cell office:value-type="string" table:style-name="ce1">
            <text:p>s-03-creacion-bd.sql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51">
            <text:p>4</text:p>
          </table:table-cell>
          <table:table-cell office:value-type="string" table:style-name="ce1">
            <text:p>s-04-tablespaces.sql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51">
            <text:p>5</text:p>
          </table:table-cell>
          <table:table-cell office:value-type="string" table:style-name="ce1">
            <text:p>s-05-crea-usuarios.sql</text:p>
          </table:table-cell>
          <table:table-cell table:number-columns-repeated="16382" table:style-name="ce1"/>
        </table:table-row>
        <table:table-row table:style-name="ro2">
          <table:table-cell office:value-type="float" office:value="6" table:style-name="ce51">
            <text:p>6</text:p>
          </table:table-cell>
          <table:table-cell table:number-columns-repeated="16383" table:style-name="ce1"/>
        </table:table-row>
        <table:table-row table:style-name="ro2">
          <table:table-cell office:value-type="float" office:value="7" table:style-name="ce51">
            <text:p>7</text:p>
          </table:table-cell>
          <table:table-cell table:number-columns-repeated="16383" table:style-name="ce1"/>
        </table:table-row>
        <table:table-row table:style-name="ro2">
          <table:table-cell office:value-type="float" office:value="8" table:style-name="ce51">
            <text:p>8</text:p>
          </table:table-cell>
          <table:table-cell table:number-columns-repeated="16383" table:style-name="ce1"/>
        </table:table-row>
        <table:table-row table:style-name="ro2">
          <table:table-cell office:value-type="float" office:value="9" table:style-name="ce51">
            <text:p>9</text:p>
          </table:table-cell>
          <table:table-cell table:number-columns-repeated="16383" table:style-name="ce1"/>
        </table:table-row>
        <table:table-row table:style-name="ro2">
          <table:table-cell office:value-type="float" office:value="10" table:style-name="ce51">
            <text:p>10</text:p>
          </table:table-cell>
          <table:table-cell table:number-columns-repeated="16383" table:style-name="ce1"/>
        </table:table-row>
        <table:table-row table:number-rows-repeated="104856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2-03T00:51:24Z</dc:date>
    <meta:editing-cycles>6</meta:editing-cycles>
    <meta:editing-duration>PT1623S</meta:editing-duration>
  </office:meta>
</office:document-meta>
</file>